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177cm"/>
    </style:style>
    <style:style style:name="gr3"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4" style:family="graphic" style:parent-style-name="objectwithoutfill">
      <style:graphic-properties svg:stroke-width="0.05cm" svg:stroke-color="#000080" draw:marker-start-width="0.275cm" draw:marker-end="Arrow" draw:marker-end-width="0.375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fo:min-height="0.6cm"/>
    </style:style>
    <style:style style:name="P1" style:family="paragraph">
      <style:paragraph-properties fo:text-align="center"/>
    </style:style>
    <style:style style:name="P2" style:family="paragraph">
      <style:text-properties fo:color="#0000ff"/>
    </style:style>
    <style:style style:name="T1" style:family="text">
      <style:text-properties fo:color="#00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2" draw:id="id2" draw:layer="layout" svg:width="5.2cm" svg:height="7.9cm" svg:x="5.8cm" svg:y="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xml:id="id1" draw:id="id1" draw:layer="layout" svg:width="1.8cm" svg:height="0.962cm" svg:x="9.4cm" svg:y="10.8cm">
          <draw:text-box>
            <text:p>dV</text:p>
          </draw:text-box>
        </draw:frame>
        <draw:connector draw:style-name="gr3" draw:text-style-name="P1" draw:layer="layout" svg:x1="9.4cm" svg:y1="11.281cm" svg:x2="8.4cm" svg:y2="10.6cm" draw:start-shape="id1" draw:start-glue-point="3" draw:end-shape="id2" draw:end-glue-point="2" svg:d="m9400 11281h-1000v-681" svg:viewBox="0 0 1001 682">
          <text:p/>
        </draw:connector>
        <draw:connector draw:style-name="gr4" draw:text-style-name="P1" draw:layer="layout" draw:type="curve" draw:line-skew="2.821cm" svg:x1="3.648cm" svg:y1="6.294cm" svg:x2="12.31cm" svg:y2="2.868cm" svg:d="m3648 6294c10728 0 6397-3426 8662-3426" svg:viewBox="0 0 8663 3427">
          <text:p/>
        </draw:connector>
        <draw:connector draw:style-name="gr4" draw:text-style-name="P1" draw:layer="layout" draw:type="curve" draw:line-skew="2.821cm" svg:x1="3.648cm" svg:y1="7.994cm" svg:x2="12.31cm" svg:y2="4.568cm" svg:d="m3648 7994c10728 0 6397-3426 8662-3426" svg:viewBox="0 0 8663 3427">
          <text:p/>
        </draw:connector>
        <draw:connector draw:style-name="gr4" draw:text-style-name="P1" draw:layer="layout" draw:type="curve" draw:line-skew="2.265cm" svg:x1="3.648cm" svg:y1="8.494cm" svg:x2="12.421cm" svg:y2="10.211cm" svg:d="m3648 8494c9978 0 5592 1717 8773 1717" svg:viewBox="0 0 8774 1718">
          <text:p/>
        </draw:connector>
        <draw:frame draw:style-name="gr5" draw:text-style-name="P2" draw:layer="layout" svg:width="1.2cm" svg:height="0.962cm" svg:x="11cm" svg:y="1.75cm">
          <draw:text-box>
            <text:p text:style-name="P2"><text:span text:style-name="T1">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17cm" fo:page-height="1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13:29</meta:creation-date>
    <dc:date>2013-06-14T16:31:52</dc:date>
    <meta:editing-duration>PT9M28S</meta:editing-duration>
    <meta:editing-cycles>2</meta:editing-cycles>
    <meta:generator>LibreOffice/4.0.3.3$MacOSX_x86 LibreOffice_project/0eaa50a932c8f2199a615e1eb30f7ac74279539</meta:generator>
    <meta:document-statistic meta:object-count="7"/>
  </office:meta>
</office:document-meta>
</file>